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f042" officeooo:paragraph-rsid="0011f230"/>
    </style:style>
    <style:style style:name="P2" style:family="paragraph" style:parent-style-name="Standard">
      <style:text-properties officeooo:rsid="000cf042" officeooo:paragraph-rsid="000cf042"/>
    </style:style>
    <style:style style:name="P3" style:family="paragraph" style:parent-style-name="Subtitle">
      <style:text-properties officeooo:rsid="005f604f" officeooo:paragraph-rsid="005f604f"/>
    </style:style>
    <style:style style:name="P4" style:family="paragraph" style:parent-style-name="Text_20_body">
      <style:text-properties officeooo:rsid="001ecb66" officeooo:paragraph-rsid="0045ab87"/>
    </style:style>
    <style:style style:name="P5" style:family="paragraph" style:parent-style-name="Text_20_body">
      <style:text-properties officeooo:rsid="0029041c" officeooo:paragraph-rsid="002a2ae5"/>
    </style:style>
    <style:style style:name="P6" style:family="paragraph" style:parent-style-name="Text_20_body">
      <style:text-properties officeooo:rsid="0029041c" officeooo:paragraph-rsid="002f75c8"/>
    </style:style>
    <style:style style:name="P7" style:family="paragraph" style:parent-style-name="Text_20_body">
      <style:text-properties officeooo:rsid="0031f785" officeooo:paragraph-rsid="0031f785"/>
    </style:style>
    <style:style style:name="P8" style:family="paragraph" style:parent-style-name="Text_20_body">
      <style:text-properties officeooo:rsid="0031f785" officeooo:paragraph-rsid="0034949f"/>
    </style:style>
    <style:style style:name="P9" style:family="paragraph" style:parent-style-name="Text_20_body">
      <style:text-properties officeooo:paragraph-rsid="003c2154"/>
    </style:style>
    <style:style style:name="P10" style:family="paragraph" style:parent-style-name="Text_20_body">
      <style:text-properties officeooo:rsid="0055c64c" officeooo:paragraph-rsid="00728ddb"/>
    </style:style>
    <style:style style:name="P11" style:family="paragraph" style:parent-style-name="Text_20_body">
      <style:text-properties officeooo:rsid="006ab769" officeooo:paragraph-rsid="006c6094"/>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Contents_20_3">
      <style:paragraph-properties>
        <style:tab-stops>
          <style:tab-stop style:position="6.2984in" style:type="right" style:leader-style="dotted" style:leader-text="."/>
        </style:tab-stops>
      </style:paragraph-properties>
    </style:style>
    <style:style style:name="P15" style:family="paragraph" style:parent-style-name="Contents_20_4">
      <style:paragraph-properties>
        <style:tab-stops>
          <style:tab-stop style:position="6.102in" style:type="right" style:leader-style="dotted" style:leader-text="."/>
        </style:tab-stops>
      </style:paragraph-properties>
    </style:style>
    <style:style style:name="P16" style:family="paragraph" style:parent-style-name="Contents_20_5">
      <style:paragraph-properties>
        <style:tab-stops>
          <style:tab-stop style:position="5.9047in" style:type="right" style:leader-style="dotted" style:leader-text="."/>
        </style:tab-stops>
      </style:paragraph-properties>
    </style:style>
    <style:style style:name="P17" style:family="paragraph" style:parent-style-name="Heading_20_1">
      <style:text-properties officeooo:paragraph-rsid="008b383b"/>
    </style:style>
    <style:style style:name="P18" style:family="paragraph" style:parent-style-name="Heading_20_2">
      <style:text-properties officeooo:rsid="007aa57d" officeooo:paragraph-rsid="007e6d2a"/>
    </style:style>
    <style:style style:name="P19" style:family="paragraph" style:parent-style-name="Heading_20_2">
      <style:text-properties officeooo:rsid="007cc41c" officeooo:paragraph-rsid="007cc41c"/>
    </style:style>
    <style:style style:name="P20" style:family="paragraph" style:parent-style-name="Heading_20_4">
      <style:text-properties officeooo:paragraph-rsid="008bf485"/>
    </style:style>
    <style:style style:name="P21" style:family="paragraph" style:parent-style-name="Heading_20_4">
      <style:text-properties officeooo:paragraph-rsid="00a18ff6"/>
    </style:style>
    <style:style style:name="P22" style:family="paragraph" style:parent-style-name="Text_20_body">
      <style:text-properties officeooo:rsid="0031f785" officeooo:paragraph-rsid="0031f785"/>
    </style:style>
    <style:style style:name="P23" style:family="paragraph" style:parent-style-name="Text_20_body">
      <style:text-properties officeooo:rsid="0082e810" officeooo:paragraph-rsid="00874561"/>
    </style:style>
    <style:style style:name="P24" style:family="paragraph" style:parent-style-name="Text_20_body">
      <style:text-properties officeooo:rsid="008595b4" officeooo:paragraph-rsid="008595b4"/>
    </style:style>
    <style:style style:name="P25" style:family="paragraph" style:parent-style-name="Text_20_body">
      <style:text-properties officeooo:rsid="008b383b" officeooo:paragraph-rsid="008e6a95"/>
    </style:style>
    <style:style style:name="P26" style:family="paragraph" style:parent-style-name="Text_20_body">
      <style:text-properties officeooo:rsid="008f9a29" officeooo:paragraph-rsid="008f9a29"/>
    </style:style>
    <style:style style:name="P27" style:family="paragraph" style:parent-style-name="Text_20_body">
      <style:text-properties officeooo:rsid="00957022" officeooo:paragraph-rsid="0099dca9"/>
    </style:style>
    <style:style style:name="P28" style:family="paragraph" style:parent-style-name="Text_20_body">
      <style:text-properties officeooo:paragraph-rsid="009b7f5d"/>
    </style:style>
    <style:style style:name="P29" style:family="paragraph" style:parent-style-name="Text_20_body">
      <style:text-properties officeooo:paragraph-rsid="00a2fc89"/>
    </style:style>
    <style:style style:name="T1" style:family="text">
      <style:text-properties officeooo:rsid="0011f230"/>
    </style:style>
    <style:style style:name="T2" style:family="text">
      <style:text-properties officeooo:rsid="005e54c8"/>
    </style:style>
    <style:style style:name="T3" style:family="text">
      <style:text-properties officeooo:rsid="0010367f"/>
    </style:style>
    <style:style style:name="T4" style:family="text">
      <style:text-properties officeooo:rsid="001644ac"/>
    </style:style>
    <style:style style:name="T5" style:family="text">
      <style:text-properties officeooo:rsid="001ecb66"/>
    </style:style>
    <style:style style:name="T6" style:family="text">
      <style:text-properties officeooo:rsid="00218f6e"/>
    </style:style>
    <style:style style:name="T7" style:family="text">
      <style:text-properties officeooo:rsid="00231016"/>
    </style:style>
    <style:style style:name="T8" style:family="text">
      <style:text-properties officeooo:rsid="00250149"/>
    </style:style>
    <style:style style:name="T9" style:family="text">
      <style:text-properties officeooo:rsid="002644ac"/>
    </style:style>
    <style:style style:name="T10" style:family="text">
      <style:text-properties officeooo:rsid="0026903c"/>
    </style:style>
    <style:style style:name="T11" style:family="text">
      <style:text-properties officeooo:rsid="0027fe27"/>
    </style:style>
    <style:style style:name="T12" style:family="text">
      <style:text-properties officeooo:rsid="002a2ae5"/>
    </style:style>
    <style:style style:name="T13" style:family="text">
      <style:text-properties officeooo:rsid="002b0fac"/>
    </style:style>
    <style:style style:name="T14" style:family="text">
      <style:text-properties officeooo:rsid="002bf29c"/>
    </style:style>
    <style:style style:name="T15" style:family="text">
      <style:text-properties officeooo:rsid="002e7e89"/>
    </style:style>
    <style:style style:name="T16" style:family="text">
      <style:text-properties officeooo:rsid="002ef316"/>
    </style:style>
    <style:style style:name="T17" style:family="text">
      <style:text-properties officeooo:rsid="002f75c8"/>
    </style:style>
    <style:style style:name="T18" style:family="text">
      <style:text-properties officeooo:rsid="00314ca0"/>
    </style:style>
    <style:style style:name="T19" style:family="text">
      <style:text-properties officeooo:rsid="0032ed7f"/>
    </style:style>
    <style:style style:name="T20" style:family="text">
      <style:text-properties officeooo:rsid="0034949f"/>
    </style:style>
    <style:style style:name="T21" style:family="text">
      <style:text-properties officeooo:rsid="0035de24"/>
    </style:style>
    <style:style style:name="T22" style:family="text">
      <style:text-properties officeooo:rsid="0038da0e"/>
    </style:style>
    <style:style style:name="T23" style:family="text">
      <style:text-properties officeooo:rsid="003934ba"/>
    </style:style>
    <style:style style:name="T24" style:family="text">
      <style:text-properties officeooo:rsid="003939be"/>
    </style:style>
    <style:style style:name="T25" style:family="text">
      <style:text-properties officeooo:rsid="003a6801"/>
    </style:style>
    <style:style style:name="T26" style:family="text">
      <style:text-properties officeooo:rsid="003e70a8"/>
    </style:style>
    <style:style style:name="T27" style:family="text">
      <style:text-properties officeooo:rsid="003eecbb"/>
    </style:style>
    <style:style style:name="T28" style:family="text">
      <style:text-properties officeooo:rsid="00406b0d"/>
    </style:style>
    <style:style style:name="T29" style:family="text">
      <style:text-properties officeooo:rsid="0044badc"/>
    </style:style>
    <style:style style:name="T30" style:family="text">
      <style:text-properties officeooo:rsid="0045ab87"/>
    </style:style>
    <style:style style:name="T31" style:family="text">
      <style:text-properties officeooo:rsid="0045cf2d"/>
    </style:style>
    <style:style style:name="T32" style:family="text">
      <style:text-properties officeooo:rsid="004a5694"/>
    </style:style>
    <style:style style:name="T33" style:family="text">
      <style:text-properties officeooo:rsid="004b95ec"/>
    </style:style>
    <style:style style:name="T34" style:family="text">
      <style:text-properties officeooo:rsid="004d2928"/>
    </style:style>
    <style:style style:name="T35" style:family="text">
      <style:text-properties officeooo:rsid="004e0177"/>
    </style:style>
    <style:style style:name="T36" style:family="text">
      <style:text-properties officeooo:rsid="004f64f7"/>
    </style:style>
    <style:style style:name="T37" style:family="text">
      <style:text-properties officeooo:rsid="00516450"/>
    </style:style>
    <style:style style:name="T38" style:family="text">
      <style:text-properties officeooo:rsid="00575ac0"/>
    </style:style>
    <style:style style:name="T39" style:family="text">
      <style:text-properties officeooo:rsid="00577cc2"/>
    </style:style>
    <style:style style:name="T40" style:family="text">
      <style:text-properties officeooo:rsid="00580495"/>
    </style:style>
    <style:style style:name="T41" style:family="text">
      <style:text-properties officeooo:rsid="00591730"/>
    </style:style>
    <style:style style:name="T42" style:family="text">
      <style:text-properties officeooo:rsid="005a7e3a"/>
    </style:style>
    <style:style style:name="T43" style:family="text">
      <style:text-properties officeooo:rsid="005b9c2c"/>
    </style:style>
    <style:style style:name="T44" style:family="text">
      <style:text-properties officeooo:rsid="00642d73"/>
    </style:style>
    <style:style style:name="T45" style:family="text">
      <style:text-properties officeooo:rsid="0065f654"/>
    </style:style>
    <style:style style:name="T46" style:family="text">
      <style:text-properties officeooo:rsid="0067bbb6"/>
    </style:style>
    <style:style style:name="T47" style:family="text">
      <style:text-properties officeooo:rsid="006933dc"/>
    </style:style>
    <style:style style:name="T48" style:family="text">
      <style:text-properties officeooo:rsid="006c6094"/>
    </style:style>
    <style:style style:name="T49" style:family="text">
      <style:text-properties officeooo:rsid="006e2cd3"/>
    </style:style>
    <style:style style:name="T50" style:family="text">
      <style:text-properties officeooo:rsid="00701475"/>
    </style:style>
    <style:style style:name="T51" style:family="text">
      <style:text-properties officeooo:rsid="0070baff"/>
    </style:style>
    <style:style style:name="T52" style:family="text">
      <style:text-properties officeooo:rsid="007139b5"/>
    </style:style>
    <style:style style:name="T53" style:family="text">
      <style:text-properties officeooo:rsid="0073505e"/>
    </style:style>
    <style:style style:name="T54" style:family="text">
      <style:text-properties officeooo:rsid="007532dc"/>
    </style:style>
    <style:style style:name="T55" style:family="text">
      <style:text-properties officeooo:rsid="00753aaf"/>
    </style:style>
    <style:style style:name="T56" style:family="text">
      <style:text-properties officeooo:rsid="00769280"/>
    </style:style>
    <style:style style:name="T57" style:family="text">
      <style:text-properties officeooo:rsid="0078b9a2"/>
    </style:style>
    <style:style style:name="T58" style:family="text">
      <style:text-properties officeooo:rsid="007a4359"/>
    </style:style>
    <style:style style:name="T59" style:family="text">
      <style:text-properties officeooo:rsid="007aa57d"/>
    </style:style>
    <style:style style:name="T60" style:family="text">
      <style:text-properties officeooo:rsid="006ab769"/>
    </style:style>
    <style:style style:name="T61" style:family="text">
      <style:text-properties officeooo:rsid="007bc2cf"/>
    </style:style>
    <style:style style:name="T62" style:family="text">
      <style:text-properties officeooo:rsid="007c90d1"/>
    </style:style>
    <style:style style:name="T63" style:family="text">
      <style:text-properties officeooo:rsid="007e6d2a"/>
    </style:style>
    <style:style style:name="T64" style:family="text">
      <style:text-properties officeooo:rsid="00835bb3"/>
    </style:style>
    <style:style style:name="T65" style:family="text">
      <style:text-properties officeooo:rsid="0084fe98"/>
    </style:style>
    <style:style style:name="T66" style:family="text">
      <style:text-properties officeooo:rsid="0086d180"/>
    </style:style>
    <style:style style:name="T67" style:family="text">
      <style:text-properties officeooo:rsid="00874561"/>
    </style:style>
    <style:style style:name="T68" style:family="text">
      <style:text-properties officeooo:rsid="00890092"/>
    </style:style>
    <style:style style:name="T69" style:family="text">
      <style:text-properties officeooo:rsid="00894c4e"/>
    </style:style>
    <style:style style:name="T70" style:family="text">
      <style:text-properties officeooo:rsid="008b383b"/>
    </style:style>
    <style:style style:name="T71" style:family="text">
      <style:text-properties officeooo:rsid="008bf485"/>
    </style:style>
    <style:style style:name="T72" style:family="text">
      <style:text-properties officeooo:rsid="008d6eb5"/>
    </style:style>
    <style:style style:name="T73" style:family="text">
      <style:text-properties officeooo:rsid="008e6a95"/>
    </style:style>
    <style:style style:name="T74" style:family="text">
      <style:text-properties officeooo:rsid="00907d6b"/>
    </style:style>
    <style:style style:name="T75" style:family="text">
      <style:text-properties officeooo:rsid="009258f5"/>
    </style:style>
    <style:style style:name="T76" style:family="text">
      <style:text-properties officeooo:rsid="0096e196"/>
    </style:style>
    <style:style style:name="T77" style:family="text">
      <style:text-properties officeooo:rsid="009987fe"/>
    </style:style>
    <style:style style:name="T78" style:family="text">
      <style:text-properties officeooo:rsid="0099dca9"/>
    </style:style>
    <style:style style:name="T79" style:family="text">
      <style:text-properties officeooo:rsid="009b7f5d"/>
    </style:style>
    <style:style style:name="T80" style:family="text">
      <style:text-properties officeooo:rsid="009c1ded"/>
    </style:style>
    <style:style style:name="T81" style:family="text">
      <style:text-properties officeooo:rsid="009d6837"/>
    </style:style>
    <style:style style:name="T82" style:family="text">
      <style:text-properties officeooo:rsid="009e62ba"/>
    </style:style>
    <style:style style:name="T83" style:family="text">
      <style:text-properties officeooo:rsid="00a04e78"/>
    </style:style>
    <style:style style:name="T84" style:family="text">
      <style:text-properties officeooo:rsid="00a07775"/>
    </style:style>
    <style:style style:name="T85" style:family="text">
      <style:text-properties officeooo:rsid="00a18ff6"/>
    </style:style>
    <style:style style:name="T86" style:family="text">
      <style:text-properties officeooo:rsid="00a2d81a"/>
    </style:style>
    <style:style style:name="T87" style:family="text">
      <style:text-properties officeooo:rsid="00a2fc8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ference on multithreading</text:p>
      <text:p text:style-name="Subtitle">By Arthur Golubev 19850316</text:p>
      <text:p text:style-name="P3">from 2024-11-16</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2"><text:a xlink:type="simple" xlink:href="#__RefHeading___Toc77_89898606" text:style-name="Index_20_Link" text:visited-style-name="Index_20_Link">1: Threads<text:tab/>1</text:a></text:p>
          <text:p text:style-name="P12"><text:a xlink:type="simple" xlink:href="#__RefHeading___Toc93_89898606%20Copy%201" text:style-name="Index_20_Link" text:visited-style-name="Index_20_Link">2: Things to consider on multithreading<text:tab/>2</text:a></text:p>
          <text:p text:style-name="P13"><text:a xlink:type="simple" xlink:href="#__RefHeading___Toc81_89898606" text:style-name="Index_20_Link" text:visited-style-name="Index_20_Link">2.1: Keeping correctness of data when multithreading<text:tab/>2</text:a></text:p>
          <text:p text:style-name="P14"><text:a xlink:type="simple" xlink:href="#__RefHeading___Toc83_89898606" text:style-name="Index_20_Link" text:visited-style-name="Index_20_Link">2.1.1: Problem of nonatomicity of operations<text:tab/>2</text:a></text:p>
          <text:p text:style-name="P14"><text:a xlink:type="simple" xlink:href="#__RefHeading___Toc85_89898606" text:style-name="Index_20_Link" text:visited-style-name="Index_20_Link">2.1.2: Avoiding incompatible accesses<text:tab/>3</text:a></text:p>
          <text:p text:style-name="P15"><text:a xlink:type="simple" xlink:href="#__RefHeading___Toc823_89898606%20Copy%201" text:style-name="Index_20_Link" text:visited-style-name="Index_20_Link">2.1.2.1: Making an operation atomic<text:tab/>3</text:a></text:p>
          <text:p text:style-name="P16"><text:a xlink:type="simple" xlink:href="#__RefHeading___Toc823_89898606" text:style-name="Index_20_Link" text:visited-style-name="Index_20_Link">2.1.2.1.1: Flagging that blocking operation is in progress<text:tab/>3</text:a></text:p>
          <text:p text:style-name="P16"><text:a xlink:type="simple" xlink:href="#__RefHeading___Toc825_89898606" text:style-name="Index_20_Link" text:visited-style-name="Index_20_Link">2.1.2.1.2: Barriering sets of commands<text:tab/>3</text:a></text:p>
          <text:p text:style-name="P15"><text:a xlink:type="simple" xlink:href="#__RefHeading___Toc91_89898606" text:style-name="Index_20_Link" text:visited-style-name="Index_20_Link">2.1.2.2: Different levels of granularity of atomicity<text:tab/>3</text:a></text:p>
          <text:p text:style-name="P15"><text:a xlink:type="simple" xlink:href="#__RefHeading___Toc89_89898606" text:style-name="Index_20_Link" text:visited-style-name="Index_20_Link">2.1.2.3: Replacing pointer trick<text:tab/>3</text:a></text:p>
          <text:p text:style-name="P13"><text:a xlink:type="simple" xlink:href="#__RefHeading___Toc899_3561902385" text:style-name="Index_20_Link" text:visited-style-name="Index_20_Link">2.2: Thread pools<text:tab/>3</text:a></text:p>
          <text:p text:style-name="P13"><text:a xlink:type="simple" xlink:href="#__RefHeading___Toc95_89898606" text:style-name="Index_20_Link" text:visited-style-name="Index_20_Link">2.3: Cachefriendliness<text:tab/>3</text:a></text:p>
          <text:p text:style-name="P13"><text:a xlink:type="simple" xlink:href="#__RefHeading___Toc901_3561902385" text:style-name="Index_20_Link" text:visited-style-name="Index_20_Link">2.4: Storages for exchanging data among threads<text:tab/>4</text:a></text:p>
        </text:index-body>
      </text:table-of-content>
      <text:p text:style-name="P2"/>
      <text:h text:style-name="Heading_20_1" text:outline-level="1"><text:bookmark-start text:name="__RefHeading___Toc77_89898606"/><text:span text:style-name="T71">1: </text:span>Threads<text:bookmark-end text:name="__RefHeading___Toc77_89898606"/></text:h>
      <text:p text:style-name="P9"><text:span text:style-name="T5">Every program is a set of commands which also can be called instructions; for example, to calculate something, to signal to a device, to read from a channel.</text:span><text:span text:style-name="T6"> Diverse apparatuses can have very diverse supported commands but it doesn’t change that in general not all of actions can happen simultaneously; </text:span><text:span text:style-name="T7">for example calculating a result must occur before providing the result to an output device</text:span><text:span text:style-name="T6">. </text:span><text:span text:style-name="T8">So some parts of programs are sequences of commands which by their nature are to be performed in a certain order. </text:span><text:span text:style-name="T9">If any part</text:span><text:span text:style-name="T45">s</text:span><text:span text:style-name="T9"> of a program contain commands that can be performed simultaneously, for example providing result of previous calculations to an output device and next <text:s/>calculations, it can be considered as a specific parallel part of commands sequence so that program stay be a sequence of commands. </text:span><text:span text:style-name="T8">Such </text:span><text:span text:style-name="T9">sequences </text:span><text:span text:style-name="T10">of programs are called threads. </text:span><text:span text:style-name="T21">In general </text:span><text:span text:style-name="T24">there are</text:span><text:span text:style-name="T23"> </text:span><text:span text:style-name="T24">some</text:span><text:span text:style-name="T21"> associated with </text:span><text:span text:style-name="T24">currently being performed thread resources,</text:span><text:span text:style-name="T21"> </text:span><text:span text:style-name="T24">for example fast memory using by currently being performed thread </text:span><text:span text:style-name="T25">or </text:span><text:span text:style-name="T26">security access information for the threads; w</text:span><text:span text:style-name="T24">hich </text:span><text:span text:style-name="T25">means that </text:span><text:span text:style-name="T26">a thread can </text:span><text:span text:style-name="T27">switch</text:span><text:span text:style-name="T26"> flows of commands </text:span><text:span text:style-name="T27">keeping assoc</text:span><text:span text:style-name="T26">i</text:span><text:span text:style-name="T27">ations with the resources which in turn is that you can consider a thread as a flow </text:span><text:span text:style-name="T29">of </text:span><text:span text:style-name="T27">commands associated with a set of designated for performing commands resources.</text:span></text:p>
      <text:p text:style-name="P4"><text:span text:style-name="T28">So</text:span><text:span text:style-name="T10"> </text:span><text:span text:style-name="T28">word </text:span><text:span text:style-name="T11">threads </text:span><text:span text:style-name="T28">can be used for three</text:span><text:span text:style-name="T11"> being executed sequences of programs, sequences of command sets of stored programs and </text:span><text:span text:style-name="T30">entit</text:span><text:span text:style-name="T45">ies</text:span><text:span text:style-name="T30"> with which resources for </text:span><text:span text:style-name="T27">performing commands </text:span><text:span text:style-name="T30">are associated</text:span><text:span text:style-name="T10">.</text:span></text:p>
      <text:p text:style-name="P5"><text:soft-page-break/>Threads are performed by apparatuses <text:span text:style-name="T31">from </text:span>which <text:span text:style-name="T31">it follows that</text:span> performing of commands of threads simultaneously <text:span text:style-name="T13">besides </text:span><text:span text:style-name="T32">by</text:span><text:span text:style-name="T13"> logic </text:span><text:span text:style-name="T32">of the commands</text:span><text:span text:style-name="T13"> </text:span>is limited by <text:span text:style-name="T14">what </text:span><text:span text:style-name="T12">parts of threads can be done </text:span>simultaneously <text:span text:style-name="T14">by</text:span> apparatuses. <text:span text:style-name="T33">Because in general</text:span><text:span text:style-name="T15"> parts of multiple threads can’t be performed simultaneously </text:span><text:span text:style-name="T33">in general </text:span><text:span text:style-name="T15">there is some dispatching of </text:span><text:span text:style-name="T34">currently </text:span><text:span text:style-name="T15">being performed commands, </text:span><text:span text:style-name="T35">in another word of threads</text:span>. <text:span text:style-name="T16">This dispatching depends on:</text:span></text:p>
      <text:p text:style-name="P6">- <text:span text:style-name="T17">how commands (note commands of multiple threads can depend on each other </text:span><text:span text:style-name="T36">too</text:span><text:span text:style-name="T17">) depend on each other;</text:span></text:p>
      <text:p text:style-name="P6">- <text:span text:style-name="T37">what</text:span><text:span text:style-name="T18"> apparatuses can perform simultaneously.</text:span></text:p>
      <text:p text:style-name="P8"><text:span text:style-name="T20">Threads dispatching </text:span><text:span text:style-name="T19">can be done by</text:span>:</text:p>
      <text:p text:style-name="P7">- thread<text:span text:style-name="T20">s </text:span><text:span text:style-name="T22">themselves</text:span>;</text:p>
      <text:p text:style-name="P7">- either hardware or operating system.</text:p>
      <text:h text:style-name="P17" text:outline-level="1"><text:bookmark-start text:name="__RefHeading___Toc93_89898606 Copy 1"/><text:span text:style-name="T71">2: </text:span><text:span text:style-name="T44">Things to consider </text:span><text:span text:style-name="T70">on multithreading</text:span><text:bookmark-end text:name="__RefHeading___Toc93_89898606 Copy 1"/></text:h>
      <text:h text:style-name="Heading_20_2" text:outline-level="2"><text:bookmark-start text:name="__RefHeading___Toc81_89898606"/><text:span text:style-name="T71">2.1: </text:span><text:span text:style-name="T3">Keeping correctness of</text:span> data when <text:span text:style-name="T57">multithreading</text:span><text:bookmark-end text:name="__RefHeading___Toc81_89898606"/></text:h>
      <text:h text:style-name="Heading_20_3" text:outline-level="3"><text:bookmark-start text:name="__RefHeading___Toc83_89898606"/><text:span text:style-name="T71">2.1.1: </text:span>Problem of <text:span text:style-name="T54">nonatomicity of operations</text:span><text:bookmark-end text:name="__RefHeading___Toc83_89898606"/></text:h>
      <text:p text:style-name="P10">When multiple threads operate with the same data there is a problem that in general data operations are not atomic. <text:span text:style-name="T50">Atomicity of an operation is that it cannot be broken into parts. In the following example of corruption because of absence of atomicity will be used term byte, word byte means three a portion of information that has its own address, </text:span><text:span text:style-name="T51">a </text:span><text:span text:style-name="T50">value of a portion of information that ha</text:span><text:span text:style-name="T51">s its</text:span><text:span text:style-name="T50"> own address </text:span><text:span text:style-name="T51">and</text:span><text:span text:style-name="T50"> size of portions of information that have their own addresses in a system. </text:span><text:span text:style-name="T52">In the</text:span><text:span text:style-name="T50"> example of corruption because of absence of atomicity </text:span><text:span text:style-name="T52">word byte is used in both the first and the second meanings.</text:span> <text:span text:style-name="T38">For example of</text:span><text:span text:style-name="T50"> corruption because of absence of atomicity</text:span><text:span text:style-name="T38"> imagine that a program of multiple threads is operating with a value </text:span><text:span text:style-name="T40">of</text:span><text:span text:style-name="T38"> two </text:span><text:span text:style-name="T46">byte</text:span><text:span text:style-name="T38">s </text:span><text:span text:style-name="T40">so that base of the first </text:span><text:span text:style-name="T46">byte</text:span><text:span text:style-name="T40"> is 256 and base of the second </text:span><text:span text:style-name="T46">byte</text:span><text:span text:style-name="T40"> is 1 and resulting value is sum of (value of the first </text:span><text:span text:style-name="T46">byte</text:span><text:span text:style-name="T40"> * 256) and (value of the second </text:span><text:span text:style-name="T46">byte</text:span><text:span text:style-name="T40"> * 1) and the initial values of the </text:span><text:span text:style-name="T46">byte</text:span><text:span text:style-name="T40">s are <text:s/></text:span><text:span text:style-name="T38">2 and 3 which for the program means 2 for base 256 and 3 for base 1 which </text:span><text:span text:style-name="T41">means value </text:span><text:span text:style-name="T38">(256*2)+(3*1)=515 </text:span><text:span text:style-name="T39">and a situation that one of threads is reading the </text:span><text:span text:style-name="T46">byte</text:span><text:span text:style-name="T39">s and other is changing so that to a moment of time the first of the threads has read the first </text:span><text:span text:style-name="T46">byte</text:span><text:span text:style-name="T39"> and the second of the threads change</text:span><text:span text:style-name="T40">d</text:span><text:span text:style-name="T39"> </text:span><text:span text:style-name="T42">both </text:span><text:span text:style-name="T46">byte</text:span><text:span text:style-name="T39">s to 0 </text:span><text:span text:style-name="T40">that is</text:span><text:span text:style-name="T39"> value 0 </text:span><text:span text:style-name="T40">of the variable</text:span><text:span text:style-name="T39">, </text:span><text:span text:style-name="T43">completing of the operations is </text:span><text:span text:style-name="T40">the first of the threads </text:span><text:span text:style-name="T43">reads </text:span><text:span text:style-name="T40">the second </text:span><text:span text:style-name="T46">byte</text:span><text:span text:style-name="T40"> so that for it the </text:span><text:span text:style-name="T46">byte</text:span><text:span text:style-name="T40">s values will be 256 and 0 which means value</text:span><text:span text:style-name="T38"> (256*2)+(</text:span><text:span text:style-name="T40">0*1)</text:span><text:span text:style-name="T43">=512</text:span><text:span text:style-name="T38"> </text:span><text:span text:style-name="T40">which </text:span><text:span text:style-name="T43">is neither initial, 515, nor set by the second of the threads 0 value. </text:span><text:span text:style-name="T46">In case we are working from multiple threads with the same value the only way to avoid corrupting values because operations can be broken into parts is to avoid </text:span><text:span text:style-name="T47">any other operations while performing changing value operation</text:span><text:span text:style-name="T55">s</text:span><text:span text:style-name="T47">.</text:span></text:p>
      <text:h text:style-name="Heading_20_3" text:outline-level="3"><text:bookmark-start text:name="__RefHeading___Toc85_89898606"/><text:soft-page-break/><text:span text:style-name="T71">2.1.2: </text:span><text:span text:style-name="T3">Avoiding </text:span><text:span text:style-name="T4">incompatible</text:span> access<text:span text:style-name="T3">es</text:span><text:bookmark-end text:name="__RefHeading___Toc85_89898606"/></text:h>
      <text:h text:style-name="P21" text:outline-level="4"><text:bookmark-start text:name="__RefHeading___Toc823_89898606 Copy 1"/><text:span text:style-name="T71">2.1.2.1: </text:span><text:span text:style-name="T85">Making an operation atomic</text:span><text:bookmark-end text:name="__RefHeading___Toc823_89898606 Copy 1"/></text:h>
      <text:h text:style-name="Heading_20_5" text:outline-level="5"><text:bookmark-start text:name="__RefHeading___Toc823_89898606"/><text:span text:style-name="T71">2.1.2.1.</text:span><text:span text:style-name="T85">1</text:span><text:span text:style-name="T71">: </text:span><text:span text:style-name="T84">Flagging that b</text:span>locking<text:span text:style-name="T84"> operation is in progress</text:span><text:bookmark-end text:name="__RefHeading___Toc823_89898606"/></text:h>
      <text:p text:style-name="P11">The one way of <text:span text:style-name="T46">avoid</text:span>ing<text:span text:style-name="T46"> </text:span><text:span text:style-name="T47">any other operations while performing changing value operation</text:span> is just to deny the other operations<text:span text:style-name="T47"> while performing changing value operation</text:span>. <text:span text:style-name="T48">Setting state that a changing value operation is going to be performed means that you change some value and so that there is guarantee that in turn this value is read correctly there must be a guarantee </text:span><text:span text:style-name="T49">by</text:span><text:span text:style-name="T48"> the system that the setting state is atomic operation. </text:span><text:span text:style-name="T50">An atomic</text:span><text:span text:style-name="T53">ity of an</text:span><text:span text:style-name="T50"> operation can be realized in two way</text:span><text:span text:style-name="T56">s</text:span><text:span text:style-name="T50">:</text:span></text:p>
      <text:p text:style-name="P11"><text:s/>- <text:span text:style-name="T58">a system explicitly blocks other operations with the value;</text:span></text:p>
      <text:p text:style-name="P11"><text:s/>- <text:span text:style-name="T58">naturally atomic operation is used (for example transferring through a single possible path).</text:span></text:p>
      <text:h text:style-name="Heading_20_5" text:outline-level="5"><text:bookmark-start text:name="__RefHeading___Toc825_89898606"/><text:span text:style-name="T71">2.1.2.</text:span><text:span text:style-name="T85">1.</text:span><text:span text:style-name="T71">2: </text:span><text:span text:style-name="T84">Barriering sets of</text:span> commands<text:bookmark-end text:name="__RefHeading___Toc825_89898606"/></text:h>
      <text:p text:style-name="P29"><text:span text:style-name="T59">Another </text:span><text:span text:style-name="T60">way of </text:span><text:span text:style-name="T46">avoid</text:span><text:span text:style-name="T60">ing</text:span><text:span text:style-name="T46"> </text:span><text:span text:style-name="T47">any other operations while performing changing value operation</text:span><text:span text:style-name="T60"> is </text:span><text:span text:style-name="T61">to </text:span><text:span text:style-name="T86">create barriers for commands so that other operation commands start only after the changing value operation has completed; </text:span><text:span text:style-name="T87">this way requires explicit support by a system</text:span><text:span text:style-name="T86">.</text:span></text:p>
      <text:h text:style-name="P20" text:outline-level="4"><text:bookmark-start text:name="__RefHeading___Toc91_89898606"/><text:span text:style-name="T71">2.1.2.</text:span><text:span text:style-name="T85">2</text:span><text:span text:style-name="T71">: </text:span>Different levels of granularity <text:span text:style-name="T61">of at</text:span><text:span text:style-name="T62">o</text:span><text:span text:style-name="T61">micity</text:span><text:bookmark-end text:name="__RefHeading___Toc91_89898606"/></text:h>
      <text:p text:style-name="P27">When preventing incompatible access you protect the value, the part of the storage of the value or the whole storage of the value; <text:span text:style-name="T76">it may be cheaper for a system to protect </text:span><text:span text:style-name="T78">larger </text:span><text:span text:style-name="T76">tha</text:span><text:span text:style-name="T77">n</text:span><text:span text:style-name="T76"> the value itself part of the data.</text:span></text:p>
      <text:h text:style-name="P20" text:outline-level="4"><text:bookmark-start text:name="__RefHeading___Toc89_89898606"/><text:span text:style-name="T71">2.1.2.</text:span><text:span text:style-name="T85">3</text:span><text:span text:style-name="T71">: </text:span>Replacing pointer <text:span text:style-name="T59">trick</text:span><text:bookmark-end text:name="__RefHeading___Toc89_89898606"/></text:h>
      <text:p text:style-name="P28"><text:span text:style-name="T79">When you blocks other operations it may be not desired that other threads wait for ending of the blocking; there is a way which may be acceptable and cheaper or faster for a system of working with the data through a pointer and changing copy of the data and after changes have been complete to switch the pointer to the changes instance; so other threads would be able to read through a pointer an instance of data while another instance is being change</text:span><text:span text:style-name="T80">d</text:span><text:span text:style-name="T79"> yet </text:span><text:span text:style-name="T81">whi</text:span><text:span text:style-name="T83">ch</text:span><text:span text:style-name="T81"> is </text:span><text:span text:style-name="T83">would be able </text:span><text:span text:style-name="T81">not wait until changing operation </text:span><text:span text:style-name="T82">on the whole data </text:span><text:span text:style-name="T81">is completed </text:span><text:span text:style-name="T82">but only for changing the pointer</text:span><text:span text:style-name="T79">.</text:span></text:p>
      <text:h text:style-name="P19" text:outline-level="2"><text:bookmark-start text:name="__RefHeading___Toc899_3561902385"/><text:span text:style-name="T71">2.2: </text:span>Thread pools<text:bookmark-end text:name="__RefHeading___Toc899_3561902385"/></text:h>
      <text:p text:style-name="P25"><text:span text:style-name="T72">W</text:span>hen a program creates and deletes threads it has its cost <text:span text:style-name="T72">and when system switch from running one thread to running another one it has its costs too. </text:span><text:span text:style-name="T73">It may be cheaper or faster to switch your threads from one set of commands to another without recreating threads and it may be cheaper and faster to bind your threads to system resources to avoid system switches among threads.</text:span></text:p>
      <text:h text:style-name="Heading_20_2" text:outline-level="2"><text:bookmark-start text:name="__RefHeading___Toc95_89898606"/><text:span text:style-name="T71">2.3: </text:span>Cachefriendliness<text:bookmark-end text:name="__RefHeading___Toc95_89898606"/></text:h>
      <text:p text:style-name="P23">Word cache means two <text:span text:style-name="T64">data copied from an initial storage so that information of the data can be accessed cheaper without reading from initial storage so that the data access is cheaper or faster and storage for such data. </text:span><text:span text:style-name="T65">Sometimes caching is organized so that data is replaced by portions of certain </text:span><text:soft-page-break/><text:span text:style-name="T65">size; </text:span><text:span text:style-name="T66">for example, a cache is divided into portions of 8 bytes and you have one variable which was placed into the first 4 bytes of the cache portion and another variable which was placed into the second 4 bytes of the cache portion, when you update </text:span><text:span text:style-name="T67">one of the variable the whole cache portion is being updated and if another threads is programmed to operates with another variable it needs to wait until the cache portion is updated for accessing that another variable. </text:span></text:p>
      <text:p text:style-name="P24">The trick you can perform by cost of additional cache memory usage <text:span text:style-name="T68">is aligning a variable to take place of the whole portion which forces to place any other variables in other cache portions; </text:span><text:span text:style-name="T69">so updating this variable won’t retain operating with other variables.</text:span></text:p>
      <text:h text:style-name="P18" text:outline-level="2"><text:bookmark-start text:name="__RefHeading___Toc901_3561902385"/><text:span text:style-name="T71">2.4: Storages for exchanging data among threads</text:span><text:bookmark-end text:name="__RefHeading___Toc901_3561902385"/></text:h>
      <text:p text:style-name="P26">When a thread is intended to provide data to another thread or get data from another thread it is reasonable to create a <text:span text:style-name="T74">storage for exchanging data among the threads so that no need to wait each other’</text:span><text:span text:style-name="T75">s participation</text:span><text:span text:style-name="T74"> in the processes of reading and writing.</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rsid="000cf042" officeooo:paragraph-rsid="0011f230"/>
    </style:style>
    <style:style style:name="MT1" style:family="text">
      <style:text-properties officeooo:rsid="0011f230"/>
    </style:style>
    <style:style style:name="MT2" style:family="text">
      <style:text-properties officeooo:rsid="005e54c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ference on multithreading <text:span text:style-name="MT1">b</text:span>y Arthur Golubev 19850316 <text:span text:style-name="MT2">from 2024-11-16</text:span><text:tab/><text:tab/><text:span text:style-name="MT1">Page </text:span><text:span text:style-name="MT1"><text:page-number text:select-page="current">4</text:page-number></text:span><text:span text:style-name="MT1"><text:s/>of </text:span><text:span text:style-name="MT1"><text:page-count>4</text:page-count></text:span></text:p>
        <text:p text:style-name="MP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6T03:28:10.562497545</meta:creation-date>
    <dc:date>2024-11-16T16:27:57.973144131</dc:date>
    <meta:editing-duration>PT11H34M4S</meta:editing-duration>
    <meta:editing-cycles>144</meta:editing-cycles>
    <meta:generator>LibreOffice/24.2.6.2$Linux_X86_64 LibreOffice_project/420$Build-2</meta:generator>
    <meta:document-statistic meta:table-count="0" meta:image-count="0" meta:object-count="0" meta:page-count="4" meta:paragraph-count="51" meta:word-count="1436" meta:character-count="8593" meta:non-whitespace-character-count="7202"/>
  </office:meta>
</office:document-meta>
</file>